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5B9B2D9166EBD9A.png" manifest:media-type="image/png"/>
  <manifest:file-entry manifest:full-path="Pictures/100005810000031A0000031A90A9BB170713D465.svg" manifest:media-type="image/svg+xml"/>
  <manifest:file-entry manifest:full-path="Pictures/100000010000001E0000001E1646416C960A9995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8" style:family="paragraph" style:parent-style-name="Footnote">
      <style:text-properties style:font-name="Liberation Sans" officeooo:paragraph-rsid="105ebb92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2" style:family="paragraph" style:parent-style-name="Standard">
      <style:text-properties officeooo:paragraph-rsid="0b0ddd8e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Footnote">
      <style:text-properties officeooo:rsid="043ccc66" officeooo:paragraph-rsid="0f40045a"/>
    </style:style>
    <style:style style:name="P36" style:family="paragraph" style:parent-style-name="Footnote">
      <style:text-properties officeooo:rsid="043ccc66" officeooo:paragraph-rsid="0f4dc0dc"/>
    </style:style>
    <style:style style:name="P3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0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6" style:family="paragraph" style:parent-style-name="Standard">
      <style:paragraph-properties fo:line-height="100%">
        <style:tab-stops/>
      </style:paragraph-properties>
      <style:text-properties officeooo:paragraph-rsid="10c1a412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1a412"/>
    </style:style>
    <style:style style:name="P4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4adb30"/>
    </style:style>
    <style:style style:name="P51" style:family="paragraph" style:parent-style-name="Standard">
      <style:text-properties officeooo:rsid="0dde9a1c" officeooo:paragraph-rsid="0fdb91b2"/>
    </style:style>
    <style:style style:name="P52" style:family="paragraph" style:parent-style-name="Standard">
      <style:text-properties officeooo:rsid="0dde9a1c" officeooo:paragraph-rsid="0fdc0816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4" style:family="paragraph" style:parent-style-name="Standard">
      <style:text-properties officeooo:rsid="0dde9a1c" officeooo:paragraph-rsid="10022dc7"/>
    </style:style>
    <style:style style:name="P55" style:family="paragraph" style:parent-style-name="Standard">
      <style:text-properties officeooo:paragraph-rsid="0fc35f88"/>
    </style:style>
    <style:style style:name="P56" style:family="paragraph" style:parent-style-name="Standard">
      <style:text-properties officeooo:paragraph-rsid="0fc8b815"/>
    </style:style>
    <style:style style:name="P57" style:family="paragraph" style:parent-style-name="Standard">
      <style:text-properties officeooo:paragraph-rsid="0fce858d"/>
    </style:style>
    <style:style style:name="P58" style:family="paragraph" style:parent-style-name="Standard">
      <style:text-properties officeooo:paragraph-rsid="0f4adb30"/>
    </style:style>
    <style:style style:name="P59" style:family="paragraph" style:parent-style-name="Standard">
      <style:text-properties officeooo:paragraph-rsid="0fd0b68a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paragraph-properties fo:text-align="center" style:justify-single-word="false"/>
      <style:text-properties officeooo:paragraph-rsid="103a8b8d"/>
    </style:style>
    <style:style style:name="P68" style:family="paragraph" style:parent-style-name="Standard">
      <style:paragraph-properties fo:text-align="center" style:justify-single-word="false"/>
      <style:text-properties officeooo:paragraph-rsid="10460ef1"/>
    </style:style>
    <style:style style:name="P69" style:family="paragraph" style:parent-style-name="Standard">
      <style:text-properties officeooo:paragraph-rsid="103a8b8d"/>
    </style:style>
    <style:style style:name="P70" style:family="paragraph" style:parent-style-name="Standard">
      <style:text-properties officeooo:rsid="103c421a" officeooo:paragraph-rsid="103c421a"/>
    </style:style>
    <style:style style:name="P71" style:family="paragraph" style:parent-style-name="Standard">
      <style:text-properties officeooo:rsid="103cd3c9" officeooo:paragraph-rsid="103cd3c9"/>
    </style:style>
    <style:style style:name="P72" style:family="paragraph" style:parent-style-name="Standard">
      <style:text-properties officeooo:rsid="103d9705" officeooo:paragraph-rsid="103d9705"/>
    </style:style>
    <style:style style:name="P73" style:family="paragraph" style:parent-style-name="Standard">
      <style:text-properties officeooo:paragraph-rsid="10414f85"/>
    </style:style>
    <style:style style:name="P74" style:family="paragraph" style:parent-style-name="Standard">
      <style:text-properties officeooo:rsid="104324ed" officeooo:paragraph-rsid="104324ed"/>
    </style:style>
    <style:style style:name="P75" style:family="paragraph" style:parent-style-name="Standard">
      <style:text-properties officeooo:rsid="10460ef1" officeooo:paragraph-rsid="10460ef1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Standard">
      <style:text-properties officeooo:paragraph-rsid="1087d72e"/>
    </style:style>
    <style:style style:name="P83" style:family="paragraph" style:parent-style-name="Footnote">
      <style:text-properties officeooo:paragraph-rsid="1094fa2b"/>
    </style:style>
    <style:style style:name="P84" style:family="paragraph" style:parent-style-name="Footnote">
      <style:text-properties officeooo:paragraph-rsid="10a1361c" fo:background-color="transparent"/>
    </style:style>
    <style:style style:name="P85" style:family="paragraph" style:parent-style-name="Standard">
      <style:text-properties officeooo:paragraph-rsid="10a2818a"/>
    </style:style>
    <style:style style:name="P8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7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8" style:family="paragraph" style:parent-style-name="Standard">
      <style:text-properties officeooo:paragraph-rsid="10ab7791"/>
    </style:style>
    <style:style style:name="P89" style:family="paragraph" style:parent-style-name="Standard">
      <style:text-properties officeooo:paragraph-rsid="10ad0bd8"/>
    </style:style>
    <style:style style:name="P90" style:family="paragraph" style:parent-style-name="Standard">
      <style:text-properties officeooo:paragraph-rsid="1000ee45"/>
    </style:style>
    <style:style style:name="P91" style:family="paragraph" style:parent-style-name="Standard">
      <style:text-properties officeooo:paragraph-rsid="0ff4e587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3" style:family="paragraph" style:parent-style-name="Standard" style:list-style-name="L1">
      <style:paragraph-properties fo:break-before="page"/>
      <style:text-properties officeooo:paragraph-rsid="0fd655f2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1d647"/>
    </style:style>
    <style:style style:name="P9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52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5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6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7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75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76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6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4" style:family="text">
      <style:text-properties fo:font-size="10pt" style:font-size-asian="10pt" style:font-size-complex="10pt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bebe6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7" style:family="text">
      <style:text-properties fo:language="en" fo:country="GB"/>
    </style:style>
    <style:style style:name="T23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9" style:family="text">
      <style:text-properties fo:language="en" fo:country="GB" officeooo:rsid="0f28d107"/>
    </style:style>
    <style:style style:name="T24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language="en" fo:country="GB" officeooo:rsid="10a5d07d"/>
    </style:style>
    <style:style style:name="T242" style:family="text">
      <style:text-properties officeooo:rsid="103c421a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officeooo:rsid="104d5027" style:font-weight-asian="bold" style:font-weight-complex="bold"/>
    </style:style>
    <style:style style:name="T245" style:family="text">
      <style:text-properties officeooo:rsid="1061b5b8"/>
    </style:style>
    <style:style style:name="T246" style:family="text">
      <style:text-properties officeooo:rsid="1069ed98"/>
    </style:style>
    <style:style style:name="T247" style:family="text">
      <style:text-properties officeooo:rsid="106d22f6"/>
    </style:style>
    <style:style style:name="T248" style:family="text">
      <style:text-properties style:text-underline-style="solid" style:text-underline-width="auto" style:text-underline-color="font-color" officeooo:rsid="0ff4a399"/>
    </style:style>
    <style:style style:name="T249" style:family="text">
      <style:text-properties officeooo:rsid="0ffa97b0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2"><text:span text:style-name="Strong_20_Emphasis"><text:span text:style-name="T132">Checklist for installing</text:span></text:span><text:span text:style-name="T166"> </text:span><text:span text:style-name="T166"><text:user-field-get text:name="Distro">Debian</text:user-field-get></text:span><text:span text:style-name="T167"><text:s/></text:span><text:span text:style-name="T167"><text:user-field-get text:name="Version">12</text:user-field-get></text:span><text:span text:style-name="T167"><text:s/></text:span><text:span text:style-name="T171">LTS</text:span><text:span text:style-name="T168"><text:note text:id="ftn1" text:note-class="footnote"><text:note-citation>1</text:note-citation><text:note-body><text:p text:style-name="P28"><text:span text:style-name="T153">L</text:span><text:span text:style-name="T154">TS stands for Long-Term Support, and this </text:span><text:span text:style-name="T161">June</text:span><text:span text:style-name="T155"> </text:span><text:span text:style-name="Strong_20_Emphasis"><text:span text:style-name="T86"><text:user-field-get text:name="Releaseyear">2023</text:user-field-get></text:span></text:span><text:span text:style-name="T157"><text:s/></text:span><text:span text:style-name="T162"><text:user-field-get text:name="Distro">Debian</text:user-field-get></text:span><text:span text:style-name="T163"><text:s/></text:span><text:span text:style-name="T163"><text:user-field-get text:name="Version">12</text:user-field-get></text:span><text:span text:style-name="T163"><text:s/></text:span><text:span text:style-name="T165">LTS</text:span><text:span text:style-name="T155"> </text:span><text:span text:style-name="T164"><text:user-field-get text:name="Edition">Server</text:user-field-get></text:span><text:span text:style-name="T155"><text:s/></text:span><text:span text:style-name="T156">(</text:span><text:span text:style-name="T154">codenamed</text:span><text:span text:style-name="T156"> </text:span><text:span text:style-name="T160">bookworm</text:span><text:span text:style-name="T156">) </text:span><text:span text:style-name="T154">will be </text:span><text:span text:style-name="T159">supported</text:span><text:span text:style-name="T154"> for five years until </text:span><text:span text:style-name="T161">June</text:span><text:span text:style-name="T155"> </text:span><text:span text:style-name="T153">202</text:span><text:span text:style-name="T161">8</text:span><text:span text:style-name="T158">.</text:span></text:p></text:note-body></text:note></text:span><text:span text:style-name="T169"> </text:span><text:span text:style-name="T169"><text:user-field-get text:name="Edition">Server</text:user-field-get></text:span><text:span text:style-name="T170">.</text:span></text:p>
      <text:p text:style-name="P43"/>
      <text:p text:style-name="P41"><text:span text:style-name="T17">Fill in the </text:span><text:span text:style-name="Strong_20_Emphasis"><text:span text:style-name="T228"><text:s/></text:span></text:span><text:span text:style-name="Strong_20_Emphasis"><text:span text:style-name="T22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5"><text:span text:style-name="Definition"><text:span text:style-name="T238">user</text:span></text:span><text:span text:style-name="T185"><text:tab/><text:tab/></text:span><text:span text:style-name="T184"> <text:tab/><text:tab/><text:tab/> </text:span><text:span text:style-name="T186"><draw:control text:anchor-type="as-char" svg:y="-0.4cm" draw:z-index="18" draw:name="Gebruiker 1" draw:style-name="gr2" draw:text-style-name="P99" svg:width="6.4cm" svg:height="0.6cm" draw:control="control17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90">ull </text:span><text:span text:style-name="T179">na</text:span><text:span text:style-name="T180">me,</text:span><text:span text:style-name="T179"> </text:span><text:span text:style-name="T180">e.g.</text:span><text:span text:style-name="T179"> </text:span><text:span text:style-name="T181">J</text:span><text:span text:style-name="T196">oh</text:span><text:span text:style-name="T181">n </text:span><text:span text:style-name="T183">Doe</text:span><text:span text:style-name="T195">]</text:span></text:p>
      <text:p text:style-name="P85"><text:span text:style-name="Definition"><text:span text:style-name="T178">USER</text:span></text:span><text:span text:style-name="Definition"><text:span text:style-name="T237">na</text:span></text:span><text:span text:style-name="Definition"><text:span text:style-name="T239">me</text:span></text:span><text:span text:style-name="T177"><text:tab/><text:tab/><text:tab/> </text:span><text:span text:style-name="T177"><draw:control text:anchor-type="as-char" svg:y="-0.4cm" draw:z-index="19" draw:name="Gberuikersnaam 2" draw:style-name="gr2" draw:text-style-name="P99" svg:width="6.4cm" svg:height="0.6cm" draw:control="control18"><svg:title>Gebruikersnaam</svg:title><svg:desc>Korte naam, bijv. jan</svg:desc></draw:control></text:span><text:span text:style-name="T177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3">j</text:span><text:span text:style-name="T135">oh</text:span><text:span text:style-name="T133">n</text:span><text:span text:style-name="T134">]</text:span></text:p>
      <text:p text:style-name="P45"><text:span text:style-name="Definition"><text:span text:style-name="T241">serv</text:span></text:span><text:span text:style-name="Definition"><text:span text:style-name="T237">ERNA</text:span></text:span><text:span text:style-name="Definition"><text:span text:style-name="T239">me</text:span></text:span><text:span text:style-name="T197"><text:tab/><text:tab/> </text:span><text:span text:style-name="T237"><draw:control text:anchor-type="as-char" svg:y="-0.4cm" draw:z-index="20" draw:name="Computernaam 1" draw:style-name="gr2" draw:text-style-name="P99" svg:width="6.4cm" svg:height="0.6cm" draw:control="control19"><svg:title>Computernaam</svg:title><svg:desc>Unieke naam van de computer</svg:desc></draw:control></text:span><text:span text:style-name="T237"><text:s text:c="2"/></text:span><text:span text:style-name="T200">[</text:span><text:span text:style-name="T204">N</text:span><text:span text:style-name="T198">a</text:span><text:span text:style-name="T201">me of the</text:span><text:span text:style-name="T198"> </text:span><text:span text:style-name="T205">server</text:span><text:span text:style-name="T199">, </text:span><text:span text:style-name="T201">e.g.</text:span><text:span text:style-name="T202"> </text:span><text:span text:style-name="T205">sv</text:span><text:span text:style-name="T203">02</text:span><text:span text:style-name="T200">]</text:span></text:p>
      <text:p text:style-name="P45"><text:span text:style-name="Definition"><text:span text:style-name="T207">USER</text:span></text:span><text:span text:style-name="T206"><text:tab/><text:tab/></text:span><text:span text:style-name="T184"> <text:tab/><text:tab/><text:tab/> </text:span><text:span text:style-name="T186"><draw:control text:anchor-type="as-char" svg:y="-0.4cm" draw:z-index="21" draw:name="Gebruiker 2" draw:style-name="gr2" draw:text-style-name="P99" svg:width="6.4cm" svg:height="0.6cm" draw:control="control20"><svg:title>Gebruiker</svg:title><svg:desc>Volledige naam, bijv. Jan Stek</svg:desc></draw:control></text:span><text:span text:style-name="T186"><text:s text:c="2"/></text:span><text:span text:style-name="T187">[</text:span><text:span text:style-name="T189">F</text:span><text:span text:style-name="T188">ull </text:span><text:span text:style-name="T191">na</text:span><text:span text:style-name="T192">me</text:span><text:span text:style-name="T191"> possibly </text:span><text:span text:style-name="T193">2</text:span><text:span text:style-name="T220">nd</text:span><text:span text:style-name="T193"> </text:span><text:span text:style-name="T194">user</text:span><text:span text:style-name="T182">]</text:span></text:p>
      <text:p text:style-name="P85"><text:span text:style-name="Definition"><text:span text:style-name="T207">USERN</text:span></text:span><text:span text:style-name="Definition"><text:span text:style-name="T208">a</text:span></text:span><text:span text:style-name="Definition"><text:span text:style-name="T209">me</text:span></text:span><text:span text:style-name="Definition"><text:span text:style-name="T214"><text:tab/><text:tab/><text:tab/> </text:span></text:span><text:span text:style-name="T177"><draw:control text:anchor-type="as-char" svg:y="-0.4cm" draw:z-index="22" draw:name="Gberuikersnaam 1" draw:style-name="gr2" draw:text-style-name="P99" svg:width="6.4cm" svg:height="0.6cm" draw:control="control21"><svg:title>Gebruikersnaam</svg:title><svg:desc>Korte naam, bijv. jan</svg:desc></draw:control></text:span><text:span text:style-name="T177"><text:s text:c="2"/></text:span><text:span text:style-name="T211">[</text:span><text:span text:style-name="T213">U</text:span><text:span text:style-name="T212">ser</text:span><text:span text:style-name="T210"> </text:span><text:span text:style-name="T217">na</text:span><text:span text:style-name="T218">me</text:span><text:span text:style-name="T217"> possibly </text:span><text:span text:style-name="T219">2</text:span><text:span text:style-name="T221">nd</text:span><text:span text:style-name="T219"> </text:span><text:span text:style-name="T216">user</text:span><text:span text:style-name="T215">]</text:span></text:p>
      <text:p text:style-name="P45"><text:span text:style-name="T136">Replace the </text:span><text:span text:style-name="T144">underlined</text:span><text:span text:style-name="T136"> words in this checklist with those in the </text:span><text:span text:style-name="Strong_20_Emphasis"><text:span text:style-name="T35">te</text:span></text:span><text:span text:style-name="Strong_20_Emphasis"><text:span text:style-name="T49">x</text:span></text:span><text:span text:style-name="Strong_20_Emphasis"><text:span text:style-name="T35">t </text:span></text:span><text:span text:style-name="Strong_20_Emphasis"><text:span text:style-name="T49">box</text:span></text:span><text:span text:style-name="T136">.</text:span></text:p>
      <text:p text:style-name="P4"/>
      <text:p text:style-name="P4"/>
      <text:p text:style-name="P46"><text:span text:style-name="T146">Not yet on Linux?</text:span><text:span text:style-name="T137"><text:tab/></text:span><text:span text:style-name="T142"><text:tab/></text:span><text:span text:style-name="T143">Use</text:span><text:span text:style-name="T138"> </text:span><text:span text:style-name="Strong_20_Emphasis"><text:span text:style-name="T148">Checklist </text:span></text:span><text:span text:style-name="Strong_20_Emphasis"><text:span text:style-name="T149">transfer</text:span></text:span><text:span text:style-name="T138"> o</text:span><text:span text:style-name="T139">n</text:span><text:span text:style-name="T138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40"> </text:span><text:span text:style-name="T139">u</text:span><text:span text:style-name="T140">nder </text:span><text:span text:style-name="T147">Linux</text:span><text:span text:style-name="T141">.</text:span></text:p>
      <text:p text:style-name="P47"><text:span text:style-name="T71">New installation?</text:span><text:span text:style-name="T31"><text:tab/></text:span><text:span text:style-name="T61"></text:span><text:span text:style-name="T62"><text:tab/>Start at chapter </text:span><text:span text:style-name="T76"><text:bookmark-ref text:reference-format="page" text:ref-name="__RefNumPara__4009_12717081281">2</text:bookmark-ref></text:span><text:span text:style-name="T76"><text:s text:c="2"/></text:span><text:span text:style-name="T76"><text:bookmark-ref text:reference-format="text" text:ref-name="__RefNumPara__4009_12717081281">Perform installation</text:bookmark-ref></text:span><text:span text:style-name="T32">.</text:span></text:p>
      <text:p text:style-name="P42"/>
      <text:p text:style-name="P44"><text:span text:style-name="Strong_20_Emphasis"><text:span text:style-name="T29"/></text:span></text:p>
      <text:list xml:id="list2017529043" text:style-name="L1">
        <text:list-item>
          <text:p text:style-name="P94"><text:bookmark-start text:name="__RefNumPara__4083_1271708128"/>Prepar<text:span text:style-name="T245">e</text:span> installation<text:bookmark-end text:name="__RefNumPara__4083_1271708128"/></text:p>
        </text:list-item>
      </text:list>
      <text:p text:style-name="P3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2" draw:name="Vorm3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4" draw:name="Vorm 5" draw:style-name="gr1" draw:text-style-name="P98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8"><text:span text:style-name="Strong_20_Emphasis"><text:span text:style-name="T33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5"><text:span text:style-name="User_20_Entry"><text:span text:style-name="T91">Login any additional </text:span></text:span><text:span text:style-name="Definition"><text:span text:style-name="T223">USER</text:span></text:span><text:span text:style-name="User_20_Entry"><text:span text:style-name="T92">s</text:span></text:span><text:span text:style-name="User_20_Entry"><text:span text:style-name="T99"> </text:span></text:span><text:span text:style-name="User_20_Entry"><text:span text:style-name="T91">and follow the same steps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8" draw:name="Vorm4" draw:style-name="gr1" draw:text-style-name="P9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/></text:span></text:p>
          </table:table-cell>
          <table:table-cell table:style-name="_31_._5f_Installatie_5f_voorbereiden.D3" office:value-type="string">
            <text:p text:style-name="P89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6"/></text:span></text:p>
          </table:table-cell>
          <table:table-cell table:style-name="_31_._5f_Installatie_5f_voorbereiden.D4" office:value-type="string">
            <text:p text:style-name="P79"><text:span text:style-name="User_20_Entry"><text:span text:style-name="T10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1"><text:span text:style-name="User_20_Entry"><text:span text:style-name="T11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9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3" draw:name="Vorm6" draw:style-name="gr1" draw:text-style-name="P9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6"><draw:control text:anchor-type="as-char" draw:z-index="15" draw:name="Vorm 7" draw:style-name="gr1" draw:text-style-name="P98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5"><text:span text:style-name="Strong_20_Emphasis"><text:span text:style-name="T4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8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6"/></text:span></text:p>
          </table:table-cell>
          <table:table-cell table:style-name="_31_._5f_Installatie_5f_voorbereiden.D10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4"> </text:span></text:span><text:span text:style-name="Strong_20_Emphasis"><text:span text:style-name="T68">1 <text:s/>Prepar</text:span></text:span><text:span text:style-name="Strong_20_Emphasis"><text:span text:style-name="T69">e</text:span></text:span><text:span text:style-name="Strong_20_Emphasis"><text:span text:style-name="T68"> installati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1"><text:span text:style-name="Strong_20_Emphasis"><text:span text:style-name="T43">Follow the instructions on the screen.</text:span></text:span></text:p>
          </table:table-cell>
        </table:table-row>
      </table:table>
      <text:p text:style-name="P40"><text:bookmark-start text:name="__RefNumPara__4009_1271708128"/><text:bookmark-end text:name="__RefNumPara__4009_1271708128"/><text:span text:style-name="Strong_20_Emphasis"><text:span text:style-name="T2"/></text:span></text:p>
      <text:list xml:id="list161012533888186" text:continue-numbering="true" text:style-name="L1">
        <text:list-item>
          <text:p text:style-name="P93"><text:bookmark-start text:name="__RefNumPara__4009_12717081281"/><text:span text:style-name="Strong_20_Emphasis"><text:span text:style-name="T145">Perform installation</text:span></text:span><text:bookmark-end text:name="__RefNumPara__4009_12717081281"/></text:p>
        </text:list-item>
      </text:list>
      <text:p text:style-name="P60"><text:span text:style-name="Strong_20_Emphasis"><text:span text:style-name="T145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56"><draw:control text:anchor-type="as-char" draw:z-index="4" draw:name="Vorm9" draw:style-name="gr1" draw:text-style-name="P9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2"><text:span text:style-name="T150">Boot the computer from</text:span><text:span text:style-name="T151"><text:note text:id="ftn4" text:note-class="footnote"><text:note-citation>1</text:note-citation><text:note-body><text:p text:style-name="P84"><text:span text:style-name="T102">Boot menu/Setup via one of the </text:span><text:span text:style-name="T103">f</text:span><text:span text:style-name="T102">requently used keys:</text:span><text:span text:style-name="Definition"><text:span text:style-name="T100"> </text:span></text:span><text:span text:style-name="User_20_Entry"><text:span text:style-name="T120">Esc</text:span></text:span><text:span text:style-name="User_20_Entry"><text:span text:style-name="T107">,</text:span></text:span><text:span text:style-name="Definition"><text:span text:style-name="T100"> </text:span></text:span><text:span text:style-name="User_20_Entry"><text:span text:style-name="T120">Delete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2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9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0</text:span></text:span><text:span text:style-name="User_20_Entry"><text:span text:style-name="T108">,</text:span></text:span><text:span text:style-name="Definition"><text:span text:style-name="T100"> </text:span></text:span><text:span text:style-name="User_20_Entry"><text:span text:style-name="T120">F11</text:span></text:span><text:span text:style-name="User_20_Entry"><text:span text:style-name="T108">,</text:span></text:span><text:span text:style-name="Definition"><text:span text:style-name="T100"> o</text:span></text:span><text:span text:style-name="Definition"><text:span text:style-name="T101">R</text:span></text:span><text:span text:style-name="Definition"><text:span text:style-name="T100"> </text:span></text:span><text:span text:style-name="User_20_Entry"><text:span text:style-name="T120">F12</text:span></text:span><text:span text:style-name="User_20_Entry"><text:span text:style-name="T108">.</text:span></text:span></text:p></text:note-body></text:note></text:span><text:span text:style-name="T150">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30">Live</text:span></text:span><text:span text:style-name="Strong_20_Emphasis"><text:span text:style-name="T84"><text:note text:id="ftn5" text:note-class="footnote"><text:note-citation>2</text:note-citation><text:note-body><text:p text:style-name="P5"><text:span text:style-name="T224">From a Live USB stick you can boot and work with </text:span><text:span text:style-name="Strong_20_Emphasis"><text:span text:style-name="T152"><text:user-field-get text:name="Distro">Debian</text:user-field-get></text:span></text:span><text:span text:style-name="Strong_20_Emphasis"><text:span text:style-name="T152"><text:s/></text:span></text:span><text:span text:style-name="T224">without modifying any files on the hard drive and also allows installation of </text:span><text:span text:style-name="Strong_20_Emphasis"><text:span text:style-name="T152"><text:user-field-get text:name="Distro">Debian</text:user-field-get></text:span></text:span><text:span text:style-name="Strong_20_Emphasis"><text:span text:style-name="T152">.</text:span></text:span></text:p></text:note-body></text:note></text:span></text:span><text:span text:style-name="T81"> USB stick</text:span><text:span text:style-name="T82"><text:note text:id="ftn6" text:note-class="footnote"><text:note-citation>3</text:note-citation><text:note-body><text:p text:style-name="P83"><text:span text:style-name="Strong_20_Emphasis"><text:span text:style-name="T89">Create a bootable USB stick:<text:line-break/>Download a CD image file (.iso) from</text:span></text:span><text:span text:style-name="Strong_20_Emphasis"><text:span text:style-name="T88"> </text:span></text:span><text:a xlink:type="simple" xlink:href="https://www.debian.org/" text:style-name="Internet_20_link" text:visited-style-name="Visited_20_Internet_20_Link"><text:span text:style-name="Strong_20_Emphasis"><text:span text:style-name="T225">debian.org</text:span></text:span></text:a><text:span text:style-name="Strong_20_Emphasis"><text:span text:style-name="T88">, </text:span></text:span><text:span text:style-name="Strong_20_Emphasis"><text:span text:style-name="T90">click consecutively </text:span></text:span><text:span text:style-name="Strong_20_Emphasis"><text:span text:style-name="T98">Other downloads</text:span></text:span><text:span text:style-name="Strong_20_Emphasis"><text:span text:style-name="T90"> <text:line-break/>(under Download) &gt; </text:span></text:span><text:span text:style-name="Strong_20_Emphasis"><text:span text:style-name="T98">Other live ISO</text:span></text:span><text:span text:style-name="Strong_20_Emphasis"><text:span text:style-name="T90"> (under try </text:span></text:span><text:span text:style-name="Strong_20_Emphasis"><text:span text:style-name="T90"><text:user-field-get text:name="Distro">Debian</text:user-field-get></text:span></text:span><text:span text:style-name="Strong_20_Emphasis"><text:span text:style-name="T90"><text:s/>live before installing) &gt; <text:line-break/></text:span></text:span><text:span text:style-name="Strong_20_Emphasis"><text:span text:style-name="T93">debian-live-</text:span></text:span><text:span text:style-name="Strong_20_Emphasis"><text:span text:style-name="T93"><text:user-field-get text:name="Version">12</text:user-field-get></text:span></text:span><text:span text:style-name="Strong_20_Emphasis"><text:span text:style-name="T93">.</text:span></text:span><text:span text:style-name="Strong_20_Emphasis"><text:span text:style-name="T94">.</text:span></text:span><text:span text:style-name="Strong_20_Emphasis"><text:span text:style-name="T93">.</text:span></text:span><text:span text:style-name="Strong_20_Emphasis"><text:span text:style-name="T95">-</text:span></text:span><text:span text:style-name="Strong_20_Emphasis"><text:span text:style-name="T93">amd64-</text:span></text:span><text:span text:style-name="Strong_20_Emphasis"><text:span text:style-name="T97">standard</text:span></text:span><text:span text:style-name="Strong_20_Emphasis"><text:span text:style-name="T96">.iso</text:span></text:span><text:span text:style-name="Strong_20_Emphasis"><text:span text:style-name="T87">.</text:span></text:span><text:span text:style-name="Strong_20_Emphasis"><text:span text:style-name="T89"><text:line-break/></text:span></text:span><text:span text:style-name="Strong_20_Emphasis"><text:span text:style-name="T104">The next steps are described in </text:span></text:span><text:span text:style-name="Strong_20_Emphasis"><text:span text:style-name="T105">Linux informati</text:span></text:span><text:span text:style-name="Strong_20_Emphasis"><text:span text:style-name="T106">on</text:span></text:span><text:span text:style-name="Strong_20_Emphasis"><text:span text:style-name="T104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26">karelzimmer.nl</text:span></text:span></text:a><text:span text:style-name="Strong_20_Emphasis"><text:span text:style-name="T104">, under </text:span></text:span><text:span text:style-name="Strong_20_Emphasis"><text:span text:style-name="T105">Linux</text:span></text:span><text:span text:style-name="Strong_20_Emphasis"><text:span text:style-name="T104">.</text:span></text:span></text:p></text:note-body></text:note></text:span><text:span text:style-name="T83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7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7">Follow the instructions on the </text:span></text:span><text:span text:style-name="Strong_20_Emphasis"><text:span text:style-name="T118">installation</text:span></text:span><text:span text:style-name="Strong_20_Emphasis"><text:span text:style-name="T119"> screens</text:span></text:span><text:span text:style-name="Strong_20_Emphasis"><text:span text:style-name="T117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5" draw:name="Vorm13" draw:style-name="gr1" draw:text-style-name="P98" svg:width="0.35cm" svg:height="0.35cm" draw:control="control4"/></text:p>
          </table:table-cell>
          <table:table-cell table:style-name="_32_._5f_Installatie_5f_uitvoeren.C6" office:value-type="string">
            <text:p text:style-name="P56"><text:span text:style-name="Strong_20_Emphasis"><text:span text:style-name="T59">At</text:span></text:span><text:span text:style-name="Strong_20_Emphasis"><text:span text:style-name="T58"> </text:span></text:span><text:span text:style-name="Strong_20_Emphasis"><text:span text:style-name="T73">Select your location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0">Click on <text:span text:style-name="T243">other</text:span>.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1">Click on <text:span text:style-name="T243">Europe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72">Click on <text:span text:style-name="T243">Netherlands</text:span><text:span text:style-name="T242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6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><text:span text:style-name="Strong_20_Emphasis"><text:span text:style-name="T56"><draw:control text:anchor-type="as-char" draw:z-index="16" draw:name="Vorm 1" draw:style-name="gr1" draw:text-style-name="P98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60">At</text:span></text:span><text:span text:style-name="Strong_20_Emphasis"><text:span text:style-name="T58"> </text:span></text:span><text:span text:style-name="Strong_20_Emphasis"><text:span text:style-name="T74">Configure the network</text:span></text:span><text:span text:style-name="Strong_20_Emphasis"><text:span text:style-name="T67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80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8"><text:span text:style-name="Strong_20_Emphasis"><text:span text:style-name="T56"><draw:control text:anchor-type="as-char" draw:z-index="17" draw:name="Vorm 2" draw:style-name="gr1" draw:text-style-name="P98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5"><text:span text:style-name="T247">At</text:span><text:span text:style-name="T246"> </text:span><text:span text:style-name="T243">Set up users and passwords</text:span><text:span text:style-name="T246">: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4">Don<text:span text:style-name="T172">'t set </text:span><text:span text:style-name="T174">Root</text:span><text:span text:style-name="T172"> pass</text:span><text:span text:style-name="T173">w</text:span><text:span text:style-name="T172">ord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7"><text:span text:style-name="Strong_20_Emphasis"><text:span text:style-name="T66">E</text:span></text:span><text:span text:style-name="Strong_20_Emphasis"><text:span text:style-name="T57">nter </text:span></text:span><text:span text:style-name="Strong_20_Emphasis"><text:span text:style-name="T75">Full name of the new user</text:span></text:span><text:span text:style-name="Strong_20_Emphasis"><text:span text:style-name="T72"> </text:span></text:span><text:span text:style-name="Definition"><text:span text:style-name="T12">US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6">Enter <text:span text:style-name="T243">User </text:span><text:span text:style-name="T244">n</text:span><text:span text:style-name="T243">ame for you</text:span><text:span text:style-name="T244">r</text:span><text:span text:style-name="T243"> account</text:span><text:span text:style-name="Strong_20_Emphasis"><text:span text:style-name="T6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78">E<text:span text:style-name="Strong_20_Emphasis"><text:span text:style-name="T65">nter a </text:span></text:span><text:span text:style-name="Strong_20_Emphasis"><text:span text:style-name="T77">password</text:span></text:span><text:span text:style-name="Strong_20_Emphasis"><text:span text:style-name="T65"> twice.</text:span></text:span></text:p>
          </table:table-cell>
        </table:table-row>
      </table:table>
      <text:p text:style-name="P32"><text:span text:style-name="Strong_20_Emphasis"><text:span text:style-name="T63"/></text:span></text:p>
      <text:list xml:id="list161013424585845" text:continue-numbering="true" text:style-name="L1">
        <text:list-item>
          <text:p text:style-name="P96"><text:bookmark-start text:name="__RefNumPara__12966_2272496019"/><text:span text:style-name="Strong_20_Emphasis"><text:span text:style-name="T79">Finish installation</text:span></text:span><text:bookmark-end text:name="__RefNumPara__12966_2272496019"/></text:p>
        </text:list-item>
      </text:list>
      <text:p text:style-name="P33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6" draw:name="Vorm22" draw:style-name="gr1" draw:text-style-name="P9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7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><text:span text:style-name="T85"><draw:control text:anchor-type="as-char" draw:z-index="23" draw:name="Vorm4_ 1" draw:style-name="gr1" draw:text-style-name="P98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7"><text:span text:style-name="Strong_20_Emphasis"><text:span text:style-name="T121">Add any additional </text:span></text:span><text:span text:style-name="Strong_20_Emphasis"><text:span text:style-name="T123">user</text:span></text:span><text:span text:style-name="Strong_20_Emphasis"><text:span text:style-name="T121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7">sudo useradd --create-home -- comm<text:span text:style-name="T249">e</text:span>n<text:span text:style-name="T249">t</text:span> <text:span text:style-name="T175">'</text:span><text:span text:style-name="T176">user</text:span><text:span text:style-name="T175">' [--groups adm,sudo] </text:span><text:span text:style-name="T176">username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86">sudo passwd <text:span text:style-name="T248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4"><text:span text:style-name="Strong_20_Emphasis"><text:span text:style-name="T85"><draw:control text:anchor-type="as-char" draw:z-index="24" draw:name="Vorm4_ 2" draw:style-name="gr1" draw:text-style-name="P98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0"><text:span text:style-name="Strong_20_Emphasis"><text:span text:style-name="T36">Install </text:span></text:span><text:span text:style-name="Strong_20_Emphasis"><text:span text:style-name="T55">updates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1"><text:span text:style-name="User_20_Entry"><text:span text:style-name="T11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6"><draw:control text:anchor-type="as-char" draw:z-index="9" draw:name="Vorm4_1" draw:style-name="gr1" draw:text-style-name="P98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36">Install </text:span></text:span><text:span text:style-name="Strong_20_Emphasis"><text:span text:style-name="T54">Debian-</text:span></text:span><text:span text:style-name="Strong_20_Emphasis"><text:span text:style-name="T38">pa</text:span></text:span><text:span text:style-name="Strong_20_Emphasis"><text:span text:style-name="T50">ckage</text:span></text:span><text:span text:style-name="Strong_20_Emphasis"><text:span text:style-name="T38"> kz</text:span></text:span><text:span text:style-name="Strong_20_Emphasis"><text:span text:style-name="T38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2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6"/></text:span></text:p>
          </table:table-cell>
          <table:table-cell table:style-name="_33_._5f_Installatie_5f_afronden.C13" office:value-type="string">
            <text:p text:style-name="P79"><text:span text:style-name="User_20_Entry"><text:span text:style-name="T10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81"><text:span text:style-name="User_20_Entry"><text:span text:style-name="T11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50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56"><draw:control text:anchor-type="as-char" draw:z-index="7" draw:name="Vorm33" draw:style-name="gr1" draw:text-style-name="P98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8"><text:span text:style-name="Strong_20_Emphasis"><text:span text:style-name="T4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7" office:value-type="string">
            <text:p text:style-name="P79"><text:span text:style-name="Strong_20_Emphasis"><text:span text:style-name="T3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36"/></text:span></text:p>
          </table:table-cell>
          <table:table-cell table:style-name="_33_._5f_Installatie_5f_afronden.C19" office:value-type="string">
            <text:p text:style-name="P80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3</text:span></text:span><text:span text:style-name="Strong_20_Emphasis"><text:span text:style-name="T112"> <text:s/></text:span></text:span><text:span text:style-name="Strong_20_Emphasis"><text:span text:style-name="T113">Finish installatio</text:span></text:span><text:span text:style-name="Strong_20_Emphasis"><text:span text:style-name="T114">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52"><text:span text:style-name="Strong_20_Emphasis"><text:span text:style-name="T43">Follow the instructions on the screen.</text:span></text:span></text:p>
          </table:table-cell>
        </table:table-row>
      </table:table>
      <text:p text:style-name="P33"><text:span text:style-name="Strong_20_Emphasis"><text:span text:style-name="T28"><text:tab/></text:span></text:span></text:p>
      <text:p text:style-name="P34"><text:span text:style-name="Strong_20_Emphasis"><text:span text:style-name="T43"/></text:span></text:p>
      <text:list xml:id="list161013007577961" text:continue-numbering="true" text:style-name="L1">
        <text:list-item>
          <text:p text:style-name="P95"><text:span text:style-name="Strong_20_Emphasis"><text:span text:style-name="T15">P</text:span></text:span><text:span text:style-name="Strong_20_Emphasis"><text:span text:style-name="T227">rovision user</text:span></text:span></text:p>
        </text:list-item>
      </text:list>
      <text:p text:style-name="P3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0" draw:name="Vorm36_0" draw:style-name="gr1" draw:text-style-name="P98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56"><draw:control text:anchor-type="as-char" draw:z-index="12" draw:name="Vorm36_ 1" draw:style-name="gr1" draw:text-style-name="P98" svg:width="0.35cm" svg:height="0.35cm" draw:control="control11"/></text:span></text:span></text:p>
          </table:table-cell>
          <table:table-cell table:style-name="Tabel2.D1" office:value-type="string">
            <text:p text:style-name="P29"><text:span text:style-name="Strong_20_Emphasis"><text:span text:style-name="T30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36"><text:span text:style-name="User_20_Entry"><text:span text:style-name="T115">Login any additional </text:span></text:span><text:span text:style-name="Definition"><text:span text:style-name="T222">USER</text:span></text:span><text:span text:style-name="User_20_Entry"><text:span text:style-name="T116">s </text:span></text:span><text:span text:style-name="User_20_Entry"><text:span text:style-name="T115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1" draw:name="Vorm36_2" draw:style-name="gr1" draw:text-style-name="P98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56"><draw:control text:anchor-type="as-char" draw:z-index="13" draw:name="Vorm36_ 2" draw:style-name="gr1" draw:text-style-name="P98" svg:width="0.35cm" svg:height="0.35cm" draw:control="control12"/></text:span></text:span></text:p>
          </table:table-cell>
          <table:table-cell table:style-name="Tabel2.D3" office:value-type="string">
            <text:p text:style-name="P30"><text:span text:style-name="Strong_20_Emphasis"><text:span text:style-name="T47">Set up the</text:span></text:span><text:span text:style-name="Strong_20_Emphasis"><text:span text:style-name="T48"> </text:span></text:span><text:span text:style-name="Strong_20_Emphasis"><text:span text:style-name="T52">user</text:span></text:span><text:span text:style-name="Definition"><text:span text:style-name="T240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79"><text:span text:style-name="Strong_20_Emphasis"><text:span text:style-name="T39">Type 'kz menu', 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1"><text:span text:style-name="Strong_20_Emphasis"><text:span text:style-name="T44">Sele</text:span></text:span><text:span text:style-name="Strong_20_Emphasis"><text:span text:style-name="T53">ct</text:span></text:span><text:span text:style-name="Strong_20_Emphasis"><text:span text:style-name="T45"> </text:span></text:span><text:span text:style-name="Strong_20_Emphasis"><text:span text:style-name="T78">4 <text:s/></text:span></text:span><text:span text:style-name="Strong_20_Emphasis"><text:span text:style-name="T70">Provision user</text:span></text:span><text:span text:style-name="Strong_20_Emphasis"><text:span text:style-name="T78"> </text:span></text:span><text:span text:style-name="Strong_20_Emphasis"><text:span text:style-name="T39">followed by the</text:span></text:span><text:span text:style-name="Strong_20_Emphasis"><text:span text:style-name="T42"> </text:span></text:span><text:span text:style-name="Strong_20_Emphasis"><text:span text:style-name="T40">Enter</text:span></text:span><text:span text:style-name="Strong_20_Emphasis"><text:span text:style-name="T39"> key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</table:table>
      <text:p text:style-name="P11"/>
      <text:p text:style-name="P13"/>
      <text:p text:style-name="P59"><text:span text:style-name="T129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31">LTS </text:span></text:span><text:span text:style-name="Strong_20_Emphasis"><text:span text:style-name="T128"><text:user-field-get text:name="Edition">Server</text:user-field-get></text:span></text:span><text:span text:style-name="Strong_20_Emphasis"><text:span text:style-name="T128"><text:s/></text:span></text:span><text:span text:style-name="Strong_20_Emphasis"><text:span text:style-name="T129">installation is complete.</text:span></text:span></text:p>
      <text:p text:style-name="P39"/>
      <text:p text:style-name="P97"><text:span text:style-name="Emphasis"><text:span text:style-name="T232">Written</text:span></text:span><text:span text:style-name="Emphasis"><text:span text:style-name="T230"> </text:span></text:span><text:span text:style-name="Emphasis"><text:span text:style-name="T232">by</text:span></text:span><text:span text:style-name="Emphasis"><text:span text:style-name="T23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1">Karel Zimmer</text:span></text:span></text:a><text:span text:style-name="Emphasis"><text:span text:style-name="T234">.</text:span></text:span></text:p>
      <text:p text:style-name="P97"><text:span text:style-name="Emphasis"><text:span text:style-name="T234">License </text:span></text:span><text:a xlink:type="simple" xlink:href="https://creativecommons.org/publicdomain/zero/1.0" text:style-name="Internet_20_link" text:visited-style-name="Visited_20_Internet_20_Link"><text:span text:style-name="Emphasis"><text:span text:style-name="T233">CC0 1.0 Universal</text:span></text:span></text:a><text:span text:style-name="Emphasis"><text:span text:style-name="T235"> </text:span></text:span><text:span text:style-name="Emphasis"><text:span text:style-name="T23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646416C960A9995.png" xlink:type="simple" xlink:show="embed" xlink:actuate="onLoad" draw:mime-type="image/png"/></draw:frame></draw:a></text:span></text:span><text:span text:style-name="Emphasis"><text:span text:style-name="T250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5B9B2D9166EBD9A.png" xlink:type="simple" xlink:show="embed" xlink:actuate="onLoad" draw:mime-type="image/png"/></draw:frame></draw:a></text:span></text:span><text:span text:style-name="Emphasis"><text:span text:style-name="T25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4-01T16:10:11.412769882">01/04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1T16:10:11.262264842</dc:date>
    <meta:keyword>Installatie</meta:keyword>
    <meta:keyword>Checklist</meta:keyword>
    <meta:keyword>Linux</meta:keyword>
    <meta:editing-cycles>6989</meta:editing-cycles>
    <meta:editing-duration>P12DT7H37M36S</meta:editing-duration>
    <meta:print-date>2021-03-23T20:07:57.967210640</meta:print-date>
    <dc:creator>Karel Zimmer</dc:creator>
    <meta:document-statistic meta:table-count="4" meta:image-count="2" meta:object-count="0" meta:page-count="4" meta:paragraph-count="92" meta:word-count="499" meta:character-count="3177" meta:non-whitespace-character-count="2713"/>
    <meta:user-defined meta:name="Info 1"/>
    <meta:user-defined meta:name="Info 2"/>
    <meta:user-defined meta:name="Info 3"/>
    <meta:user-defined meta:name="Info 4"/>
  </office:meta>
</office:document-meta>
</file>